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5bf" officeooo:paragraph-rsid="001ea661"/>
    </style:style>
    <style:style style:name="P2" style:family="paragraph" style:parent-style-name="Standard" style:master-page-name="Standard">
      <style:paragraph-properties style:page-number="1"/>
      <style:text-properties officeooo:rsid="000395bf" officeooo:paragraph-rsid="001ea661"/>
    </style:style>
    <style:style style:name="T1" style:family="text">
      <style:text-properties officeooo:rsid="000416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imado Pedro López</text:p>
      <text:p text:style-name="P1"/>
      <text:p text:style-name="P1">Queda convocado a una reunión con el tutor de su hijo/a <text:s/>López el próximo 10/11/17 <text:span text:style-name="T1">a las 12:30:00</text:span> en el instituto. La reunión tendrá lugar en Aula 124</text:p>
      <text:p text:style-name="P1"/>
      <text:p text:style-name="P1">Saludos.</text:p>
      <text:p text:style-name="P2">Estimado María Amparo Alonso</text:p>
      <text:p text:style-name="P1"/>
      <text:p text:style-name="P1">Queda convocado a una reunión con el tutor de su hijo/a <text:s/>Pérez el próximo 10/11/17 <text:span text:style-name="T1">a las 11:30:00</text:span> en el instituto. La reunión tendrá lugar en Sala de profesores</text:p>
      <text:p text:style-name="P1"/>
      <text:p text:style-name="P1">Saludos.</text:p>
      <text:p text:style-name="P2">Estimado Juana Velado</text:p>
      <text:p text:style-name="P1"/>
      <text:p text:style-name="P1">Queda convocado a una reunión con el tutor de su hijo/a <text:s/>Cabello el próximo 03/11/17 <text:span text:style-name="T1">a las 12:30:00</text:span> en el instituto. La reunión tendrá lugar en Departamento de biología</text:p>
      <text:p text:style-name="P1"/>
      <text:p text:style-name="P1">Salu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generator>LibreOffice/6.0.4.1$Linux_X86_64 LibreOffice_project/00m0$Build-1</meta:generator>
    <meta:creation-date>2019-12-03T15:24:48.624098091</meta:creation-date>
    <dc:creator>I116-05 </dc:creator>
    <dc:date>2019-12-03T16:16:51.606882063</dc:date>
    <meta:editing-cycles>3</meta:editing-cycles>
    <meta:editing-duration>PT25M23S</meta:editing-duration>
    <meta:document-statistic meta:table-count="0" meta:image-count="0" meta:object-count="0" meta:page-count="5" meta:paragraph-count="9" meta:word-count="99" meta:character-count="571" meta:non-whitespace-character-count="478"/>
  </office:meta>
</office:document-meta>
</file>